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9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9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9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9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9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beff1" style:font-style-asian="normal" style:font-style-complex="normal"/>
    </style:style>
    <style:style style:name="T27" style:family="text">
      <style:text-properties officeooo:rsid="004ec665"/>
    </style:style>
    <style:style style:name="T28" style:family="text">
      <style:text-properties officeooo:rsid="00506ddc"/>
    </style:style>
    <style:style style:name="T29" style:family="text">
      <style:text-properties officeooo:rsid="0050c717"/>
    </style:style>
    <style:style style:name="T30" style:family="text">
      <style:text-properties officeooo:rsid="005aab5e"/>
    </style:style>
    <style:style style:name="T31" style:family="text">
      <style:text-properties officeooo:rsid="005b6a19"/>
    </style:style>
    <style:style style:name="T32" style:family="text">
      <style:text-properties officeooo:rsid="005ffbb6"/>
    </style:style>
    <style:style style:name="T33" style:family="text">
      <style:text-properties officeooo:rsid="0078eeb8"/>
    </style:style>
    <style:style style:name="T34" style:family="text">
      <style:text-properties officeooo:rsid="007a829c"/>
    </style:style>
    <style:style style:name="T35" style:family="text">
      <style:text-properties officeooo:rsid="007eac2c"/>
    </style:style>
    <style:style style:name="T36" style:family="text">
      <style:text-properties officeooo:rsid="007f9c9b"/>
    </style:style>
    <style:style style:name="T37" style:family="text">
      <style:text-properties officeooo:rsid="00527484"/>
    </style:style>
    <style:style style:name="T38" style:family="text">
      <style:text-properties officeooo:rsid="00867413"/>
    </style:style>
    <style:style style:name="T39" style:family="text">
      <style:text-properties officeooo:rsid="00872413"/>
    </style:style>
    <style:style style:name="T40" style:family="text">
      <style:text-properties officeooo:rsid="00892a9e"/>
    </style:style>
    <style:style style:name="T41" style:family="text">
      <style:text-properties officeooo:rsid="0089f677"/>
    </style:style>
    <style:style style:name="T42" style:family="text">
      <style:text-properties officeooo:rsid="008b80d1"/>
    </style:style>
    <style:style style:name="T43" style:family="text">
      <style:text-properties officeooo:rsid="008d9a3f"/>
    </style:style>
    <style:style style:name="T44" style:family="text">
      <style:text-properties officeooo:rsid="00a1d8f5"/>
    </style:style>
    <style:style style:name="T45" style:family="text">
      <style:text-properties officeooo:rsid="00a2836e"/>
    </style:style>
    <style:style style:name="T46" style:family="text">
      <style:text-properties officeooo:rsid="00a4fcb9"/>
    </style:style>
    <style:style style:name="T47" style:family="text">
      <style:text-properties officeooo:rsid="00a7bfe2"/>
    </style:style>
    <style:style style:name="T48" style:family="text">
      <style:text-properties officeooo:rsid="00abfcc8"/>
    </style:style>
    <style:style style:name="T49" style:family="text">
      <style:text-properties officeooo:rsid="00b1f88c"/>
    </style:style>
    <style:style style:name="T50" style:family="text">
      <style:text-properties officeooo:rsid="00b78a54"/>
    </style:style>
    <style:style style:name="T51" style:family="text">
      <style:text-properties officeooo:rsid="00bd1d02"/>
    </style:style>
    <style:style style:name="T52" style:family="text">
      <style:text-properties style:text-underline-style="solid" style:text-underline-width="auto" style:text-underline-color="font-color" officeooo:rsid="00bd1d02"/>
    </style:style>
    <style:style style:name="T53" style:family="text">
      <style:text-properties officeooo:rsid="00bf0565"/>
    </style:style>
    <style:style style:name="T54" style:family="text">
      <style:text-properties officeooo:rsid="00c0a1d7"/>
    </style:style>
    <style:style style:name="T55" style:family="text">
      <style:text-properties officeooo:rsid="00c40200"/>
    </style:style>
    <style:style style:name="T56" style:family="text">
      <style:text-properties officeooo:rsid="00c5a7de"/>
    </style:style>
    <style:style style:name="T57" style:family="text">
      <style:text-properties officeooo:rsid="00c8d4a2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63"/>
      <text:p text:style-name="P63"/>
      <text:p text:style-name="P63"/>
      <text:p text:style-name="P63">Relazione progetto Basi di Dati</text:p>
      <text:p text:style-name="P63">2016/2017</text:p>
      <text:p text:style-name="P63"/>
      <text:p text:style-name="P63"/>
      <text:p text:style-name="P63"/>
      <text:p text:style-name="P63"/>
      <text:p text:style-name="P63"/>
      <text:p text:style-name="P63">Davide Cortellucci</text:p>
      <text:p text:style-name="P63">MAT: 260321</text:p>
      <text:p text:style-name="P149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948965254010829001" text:style-name="L1">
        <text:list-item>
          <text:p text:style-name="P90">account gratuito (utente cercatore di lavoro);</text:p>
        </text:list-item>
        <text:list-item>
          <text:p text:style-name="P90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237410521864677414" text:style-name="L2">
        <text:list-item>
          <text:p text:style-name="P91">essere presentati a qualcuno che si desidera conoscere attraverso un contatto mutuo e affidabile;</text:p>
        </text:list-item>
        <text:list-item>
          <text:p text:style-name="P91">trovare offerte di lavoro, persone, opportunità di business con il supporto di qualcuno</text:p>
          <text:p text:style-name="P91">presente all’interno della propria lista di contatti o del proprio network;</text:p>
        </text:list-item>
        <text:list-item>
          <text:p text:style-name="P91">pubblicare offerte e ricercare potenziali candidati <text:span text:style-name="T4">(solo per i possessori di un account a pagamento);</text:span></text:p>
        </text:list-item>
        <text:list-item>
          <text:p text:style-name="P9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9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9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75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9">Termine</text:p>
          </table:table-cell>
          <table:table-cell table:style-name="Tabella1.A1" office:value-type="string">
            <text:p text:style-name="P89">Descrizione</text:p>
          </table:table-cell>
          <table:table-cell table:style-name="Tabella1.C1" office:value-type="string">
            <text:p text:style-name="P89">Collegamenti</text:p>
          </table:table-cell>
        </table:table-row>
        <table:table-row>
          <table:table-cell table:style-name="Tabella1.A2" office:value-type="string">
            <text:p text:style-name="P82">Utente</text:p>
          </table:table-cell>
          <table:table-cell table:style-name="Tabella1.A2" office:value-type="string">
            <text:p text:style-name="P82">Persona che costituisce il database e vi interagisce. Può essere un datore di lavoro o un lavoratore semplice.</text:p>
          </table:table-cell>
          <table:table-cell table:style-name="Tabella1.C2" office:value-type="string">
            <text:p text:style-name="P8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86">Account</text:p>
          </table:table-cell>
          <table:table-cell table:style-name="Tabella1.A2" office:value-type="string">
            <text:p text:style-name="P8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86">Utente, Offerte</text:p>
          </table:table-cell>
        </table:table-row>
        <table:table-row>
          <table:table-cell table:style-name="Tabella1.A2" office:value-type="string">
            <text:p text:style-name="P83">Contatti</text:p>
          </table:table-cell>
          <table:table-cell table:style-name="Tabella1.A2" office:value-type="string">
            <text:p text:style-name="P83">Lista di contatti conosciuti e ritenuti affidabili dall’utente.</text:p>
          </table:table-cell>
          <table:table-cell table:style-name="Tabella1.C2" office:value-type="string">
            <text:p text:style-name="P87">Utente, Connessioni</text:p>
          </table:table-cell>
        </table:table-row>
        <table:table-row>
          <table:table-cell table:style-name="Tabella1.A2" office:value-type="string">
            <text:p text:style-name="P83">Connessioni</text:p>
          </table:table-cell>
          <table:table-cell table:style-name="Tabella1.A2" office:value-type="string">
            <text:p text:style-name="P8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84">Utente, Contatti</text:p>
          </table:table-cell>
        </table:table-row>
        <table:table-row>
          <table:table-cell table:style-name="Tabella1.A2" office:value-type="string">
            <text:p text:style-name="P85">Curriculum</text:p>
          </table:table-cell>
          <table:table-cell table:style-name="Tabella1.A2" office:value-type="string">
            <text:p text:style-name="P85">Profilo dell’utente. Questi può modificarlo inserendo i propri dati ed esperienze/competenze lavorative.</text:p>
          </table:table-cell>
          <table:table-cell table:style-name="Tabella1.C2" office:value-type="string">
            <text:p text:style-name="P87">Utente, Gruppi</text:p>
          </table:table-cell>
        </table:table-row>
        <table:table-row>
          <table:table-cell table:style-name="Tabella1.A2" office:value-type="string">
            <text:p text:style-name="P85">Offerte</text:p>
          </table:table-cell>
          <table:table-cell table:style-name="Tabella1.A2" office:value-type="string">
            <text:p text:style-name="P8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86">Utente, Account</text:p>
          </table:table-cell>
        </table:table-row>
        <table:table-row>
          <table:table-cell table:style-name="Tabella1.A2" office:value-type="string">
            <text:p text:style-name="P86">Gruppi</text:p>
          </table:table-cell>
          <table:table-cell table:style-name="Tabella1.A2" office:value-type="string">
            <text:p text:style-name="P86">Insieme di utenti con situazioni in comune.</text:p>
          </table:table-cell>
          <table:table-cell table:style-name="Tabella1.C2" office:value-type="string">
            <text:p text:style-name="P88">Utente, Curriculum</text:p>
          </table:table-cell>
        </table:table-row>
      </table:table>
      <text:p text:style-name="P26"/>
      <text:p text:style-name="P76">Lista delle operazioni</text:p>
      <text:p text:style-name="P5"/>
      <text:list xml:id="list453954630347734507" text:style-name="L3">
        <text:list-item>
          <text:p text:style-name="P95">Aggiornamenti del database</text:p>
        </text:list-item>
      </text:list>
      <text:p text:style-name="P27"/>
      <text:list xml:id="list2609635025936578563" text:style-name="L4">
        <text:list-item>
          <text:p text:style-name="P92">Inserimento nuovo utente</text:p>
        </text:list-item>
        <text:list-item>
          <text:p text:style-name="P92">Eliminazione utente</text:p>
        </text:list-item>
        <text:list-item>
          <text:p text:style-name="P92">Modifica curriculum</text:p>
        </text:list-item>
        <text:list-item>
          <text:p text:style-name="P92">Segnalare collaborazione con utente, aggiungendolo così alla lista contatti</text:p>
        </text:list-item>
        <text:list-item>
          <text:p text:style-name="P92">Pubblicare offerte di lavoro (solo account a pagamento)</text:p>
        </text:list-item>
        <text:list-item>
          <text:p text:style-name="P92">Rimuovere offerte di lavoro (solo account a pagamento)</text:p>
        </text:list-item>
      </text:list>
      <text:p text:style-name="P18"/>
      <text:p text:style-name="P18"/>
      <text:list xml:id="list2064964132816146469" text:style-name="L5">
        <text:list-item>
          <text:p text:style-name="P96">Interrogazioni al database</text:p>
        </text:list-item>
      </text:list>
      <text:p text:style-name="P28"/>
      <text:list xml:id="list3891771160660796461" text:style-name="L6">
        <text:list-item>
          <text:p text:style-name="P93">Consultare tutti gli utenti</text:p>
        </text:list-item>
        <text:list-item>
          <text:p text:style-name="P93">Consultare dettagliatamente un utente</text:p>
        </text:list-item>
        <text:list-item>
          <text:p text:style-name="P93">Autenticazione utente (?)</text:p>
        </text:list-item>
        <text:list-item>
          <text:p text:style-name="P93">Consultare lista contatti</text:p>
        </text:list-item>
        <text:list-item>
          <text:p text:style-name="P93">Consultare gruppi</text:p>
        </text:list-item>
        <text:list-item>
          <text:p text:style-name="P94">Ricercare offerte di lavoro</text:p>
        </text:list-item>
        <text:list-item>
          <text:p text:style-name="P94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9">PROGETTAZIONE CONCETTUALE</text:p>
      <text:p text:style-name="P64"/>
      <text:p text:style-name="P64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74"><text:span text:style-name="T10">P</text:span><text:span text:style-name="T9">rima di iniziare la costruzione dello schema E-R</text:span></text:p>
      <text:p text:style-name="P20"/>
      <text:p text:style-name="P20"/>
      <text:p text:style-name="P66">Entità</text:p>
      <text:p text:style-name="P66"/>
      <text:p text:style-name="P72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72"><text:span text:style-name="T16">L’entità</text:span><text:span text:style-name="T15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>Associazioni</text:p>
      <text:p text:style-name="P65"/>
      <text:p text:style-name="P73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2"/>
      <text:p text:style-name="P67"/>
      <text:p text:style-name="P78">Attributi</text:p>
      <text:p text:style-name="P67"/>
      <text:p text:style-name="P23">Si definisce <text:span text:style-name="T19">attributo </text:span><text:span text:style-name="T25">un concetto, relativo alla base di dati, che ha una struttura semplice e non possiede proprietà rilevanti associate. Gli attributi sono legati a costrutti più “grandi” per descriverne le proprietà; nello specifico, </text:span><text:span text:style-name="T26">uno o più</text:span><text:span text:style-name="T25"> attributi possono essere associati <text:s/>a </text:span><text:span text:style-name="T19">Entità</text:span><text:span text:style-name="T25"> o </text:span><text:span text:style-name="T26">ad</text:span><text:span text:style-name="T25"> </text:span><text:span text:style-name="T19">Associazioni.</text:span></text:p>
      <text:p text:style-name="P62"/>
      <text:p text:style-name="P62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9">Identificatori</text:p>
      <text:p text:style-name="P69"/>
      <text:p text:style-name="P36">Vengono specificati per ciascuna entità; sono attributi che permettono di identificare univocamente le occorrenze di un’entità. <text:span text:style-name="T3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/>
      <text:p text:style-name="P36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79">Cardinalità</text:p>
      <text:p text:style-name="P70"/>
      <text:p text:style-name="P38">Posso essere <text:span text:style-name="T31">riferite</text:span> ad associazioni<text:span text:style-name="T31"> e descrivono il numero minimo e massimo di occorrenze di associazione a cui un’occorrenza di entità può partecipare. Solitamente sono necessari solo tre numeri per rappresentare i diversi numeri di occorrenze:</text:span></text:p>
      <text:list xml:id="list1390397842404048006" text:style-name="L7">
        <text:list-item>
          <text:p text:style-name="P97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97">N per la cardinalità massima, cioè <text:span text:style-name="T19">molti</text:span>.</text:p>
        </text:list-item>
      </text:list>
      <text:p text:style-name="P39">In base a ciò, possono esistere relazioni <text:span text:style-name="T19">uno ad uno</text:span>, <text:span text:style-name="T19">uno a molti</text:span> e <text:span text:style-name="T19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0">Dalla figura si evince che la cardinalità viene rappresentata tramite una coppia di numeri posti vicino alle linee di <text:span text:style-name="T34">collegamento</text:span>, in uscita dalla relativa <text:span text:style-name="T34">associazione</text:span>.</text:p>
      <text:p text:style-name="P41">Le cardinalità possono essere riferite anche ad attributi.</text:p>
      <text:p text:style-name="P41"/>
      <text:p text:style-name="P41"/>
      <text:p text:style-name="P71">Generalizzazioni</text:p>
      <text:p text:style-name="P71"/>
      <text:p text:style-name="P42">P<text:span text:style-name="T2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81">Di seguito la categorizzazione dei concetti, trattati per Entità, appartenenti alla base di dati:</text:p>
      <text:p text:style-name="P29"/>
      <text:p text:style-name="P68">1) Utente</text:p>
      <text:p text:style-name="P30"/>
      <text:p text:style-name="P30">Entità <text:span text:style-name="T27">principale</text:span> del database; rappresenta l’utente stesso e le sue interazioni con la piattaforma.</text:p>
      <text:p text:style-name="P31">Esso ingloba il concetto di <text:span text:style-name="T19">account</text:span>, per questo lo si distingue in due tipologie, <text:span text:style-name="T32">di cui è generalizzazione</text:span>: utente <text:span text:style-name="T19">free </text:span><text:span text:style-name="T28">(account gratuito)</text:span><text:span text:style-name="T19"> </text:span>e utente <text:span text:style-name="T19">premium </text:span><text:span text:style-name="T28">(account a pagamento).</text:span></text:p>
      <text:p text:style-name="P32"/>
      <text:p text:style-name="P33">Attributi di Utente:</text:p>
      <text:p text:style-name="P33"/>
      <text:list xml:id="list279539728731196465" text:style-name="L8">
        <text:list-item>
          <text:p text:style-name="P98">id_utente<text:tab/>numero intero che identifica univocamente l’utente;</text:p>
        </text:list-item>
        <text:list-item>
          <text:p text:style-name="P98">nome<text:tab/><text:tab/>nome dell’utente;</text:p>
        </text:list-item>
        <text:list-item>
          <text:p text:style-name="P98">cognome<text:tab/>cognome dell’utente;</text:p>
        </text:list-item>
        <text:list-item>
          <text:p text:style-name="P98">sesso<text:tab/><text:tab/>sesso dell’utente;</text:p>
        </text:list-item>
        <text:list-item>
          <text:p text:style-name="P98">email<text:tab/><text:tab/>indirizzo e-mail con cui l’utente si è registrato;</text:p>
        </text:list-item>
        <text:list-item>
          <text:p text:style-name="P98">password<text:tab/>password associata dall’utente al suo account;</text:p>
        </text:list-item>
        <text:list-item>
          <text:p text:style-name="P99">data_nascita<text:tab/>data di nascita dell’utente;</text:p>
        </text:list-item>
        <text:list-item>
          <text:p text:style-name="P100">provenienza<text:tab/>luogo di nascita dell’utente;</text:p>
        </text:list-item>
        <text:list-item>
          <text:p text:style-name="P100">occupazione<text:tab/>denota l’occupazione dell’utente;</text:p>
        </text:list-item>
        <text:list-item>
          <text:p text:style-name="P101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2084297148039897442" text:style-name="L9">
        <text:list-item>
          <text:p text:style-name="P102">può avere uno o molti contatti;</text:p>
        </text:list-item>
        <text:list-item>
          <text:p text:style-name="P103">può consultare molte offerte di lavoro;</text:p>
        </text:list-item>
        <text:list-item>
          <text:p text:style-name="P102">può aggiungere una o più offerte di lavoro (se è premium);</text:p>
        </text:list-item>
        <text:list-item>
          <text:p text:style-name="P104">può avere uno o molti utenti appartenenti a connessioni di secondo e terzo grado;</text:p>
        </text:list-item>
        <text:list-item>
          <text:p text:style-name="P104">può appartenere ad uno o molti gruppi.</text:p>
        </text:list-item>
      </text:list>
      <text:p text:style-name="P68"/>
      <text:p text:style-name="P68">2) Contatto</text:p>
      <text:p text:style-name="P68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792153610389811259" text:style-name="L10">
        <text:list-item>
          <text:p text:style-name="P105">id_contatto<text:tab/>intero che identifica univocamente ciascuna occorrenza di Contatto;</text:p>
        </text:list-item>
        <text:list-item>
          <text:p text:style-name="P105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5948769468857406750" text:style-name="L11">
        <text:list-item>
          <text:p text:style-name="P106">può essere contatto di <text:span text:style-name="T40">uno</text:span> o molti utenti.</text:p>
        </text:list-item>
      </text:list>
      <text:p text:style-name="P80">3) Connessione</text:p>
      <text:p text:style-name="P68"/>
      <text:p text:style-name="P47">Questa entità costituisce le connessioni di secondo e terzo grado dell’utente, vale a dire le persone nella lista contatti del proprio contatto (<text:span text:style-name="T33">connessioni di </text:span>secondo grado) e <text:span text:style-name="T33">le persone nella lista contatti delle persone nella lista contatti del proprio contatto (connessioni di terzo grado).</text:span></text:p>
      <text:p text:style-name="P48">Per <text:span text:style-name="T34">rappresentare questi tipi diversi di connessioni, sono necessarie due associazioni.</text:span></text:p>
      <text:p text:style-name="P48"/>
      <text:p text:style-name="P49">Attributi di Connessione:</text:p>
      <text:list xml:id="list5087583098361114521" text:style-name="L12">
        <text:list-item>
          <text:p text:style-name="P107">id_conn<text:tab/>intero che identifica univocamente ciascuna occorrenza di Connessione;</text:p>
        </text:list-item>
        <text:list-item>
          <text:p text:style-name="P107">utente<text:tab/><text:tab/>attributo che rappresenta l’utente che si ha come connessione;</text:p>
        </text:list-item>
        <text:list-item>
          <text:p text:style-name="P107">contatto<text:tab/>attributo che specifica a quale contatto appartiene la connessione.</text:p>
        </text:list-item>
      </text:list>
      <text:p text:style-name="P49"/>
      <text:p text:style-name="P49">Associazioni di Connessione:</text:p>
      <text:list xml:id="list2553004262569855064" text:style-name="L13">
        <text:list-item>
          <text:p text:style-name="P108">può essere connessione di secondo grado di uno o molti utenti;</text:p>
        </text:list-item>
        <text:list-item>
          <text:p text:style-name="P108">può essere connessione di terzo grado di uno o molti utenti; in particolare questa associazione ha un attributo “connessione” che fa riferimento all’utente <text:span text:style-name="T35">della connessione di secondo grado.</text:span></text:p>
        </text:list-item>
      </text:list>
      <text:p text:style-name="P68"/>
      <text:p text:style-name="P68">4) <text:s/>Gruppo</text:p>
      <text:p text:style-name="P68"/>
      <text:p text:style-name="P53">Entità che serve a rappresentare l’esistenza dei gruppi, cioè un insieme di utenti che hanno dei dati in comune (lavoro, luogo di <text:span text:style-name="T38">l</text:span>avoro, nascita, ecc.).</text:p>
      <text:p text:style-name="P53"/>
      <text:p text:style-name="P53">Attributi di Gruppo:</text:p>
      <text:list xml:id="list1034615786891673099" text:style-name="L14">
        <text:list-item>
          <text:p text:style-name="P109">id_gruppo<text:tab/><text:span text:style-name="T37">numero intero che identifica univocamente </text:span>un gruppo;</text:p>
        </text:list-item>
        <text:list-item>
          <text:p text:style-name="P109">attinenza<text:tab/>attributo che specifica <text:span text:style-name="T39">il parametro che accomuna gli utenti del gruppo;</text:span></text:p>
        </text:list-item>
        <text:list-item>
          <text:p text:style-name="P110">nome<text:tab/><text:tab/>nome del gruppo, dipende da attinenza.</text:p>
        </text:list-item>
      </text:list>
      <text:p text:style-name="P54"/>
      <text:p text:style-name="P55"><text:span text:style-name="T41">Associ</text:span>azioni di Gruppo:</text:p>
      <text:list xml:id="list6427280715631958609" text:style-name="L15">
        <text:list-item>
          <text:p text:style-name="P111">può appartenervi uno o più utenti.</text:p>
        </text:list-item>
      </text:list>
      <text:p text:style-name="P68"/>
      <text:p text:style-name="P68">5) Offerta</text:p>
      <text:p text:style-name="P68"/>
      <text:p text:style-name="P55"><text:span text:style-name="T41">Le occorrenze di Offerta formano</text:span> la lista di offerte di lavoro presente nella piattaforma.</text:p>
      <text:p text:style-name="P55"/>
      <text:p text:style-name="P56">Attributi di Offerta:</text:p>
      <text:list xml:id="list2090286068466718703" text:style-name="L16">
        <text:list-item>
          <text:p text:style-name="P112">id_offerta<text:tab/><text:span text:style-name="T37">numero intero che identifica univocamente </text:span>l’offerta;</text:p>
        </text:list-item>
        <text:list-item>
          <text:p text:style-name="P112">emittente<text:tab/>identifica l’utente premium che ha creato l’offerta di lavoro;</text:p>
        </text:list-item>
        <text:list-item>
          <text:p text:style-name="P112">occupazione<text:tab/>indica la tipologia di impiego offerto;</text:p>
        </text:list-item>
        <text:list-item>
          <text:p text:style-name="P113">num_posti<text:tab/>numero di posti di lavoro disponibili;</text:p>
        </text:list-item>
        <text:list-item>
          <text:p text:style-name="P112">luogo<text:tab/><text:tab/>luogo di lavoro;</text:p>
        </text:list-item>
        <text:list-item>
          <text:p text:style-name="P112">durata<text:tab/><text:tab/>durata del contratto di lavoro.</text:p>
        </text:list-item>
      </text:list>
      <text:p text:style-name="P57"/>
      <text:p text:style-name="P57">Associazioni di Offerta:</text:p>
      <text:list xml:id="list8878923772929428830" text:style-name="L17">
        <text:list-item>
          <text:p text:style-name="P115">è consultabile da più utenti <text:span text:style-name="T42">ed </text:span>un utente può consultare più offerte;</text:p>
        </text:list-item>
        <text:list-item>
          <text:p text:style-name="P114">un utente premium può pubblicare una o più offerte di lavoro;</text:p>
        </text:list-item>
        <text:list-item>
          <text:p text:style-name="P114">può essere pubblicata da un solo utente premium.</text:p>
        </text:list-item>
      </text:list>
      <text:p text:style-name="P77">Strategia di progetto e sviluppo schema E-R</text:p>
      <text:p text:style-name="P7"/>
      <text:p text:style-name="P29">Come strategia di progetto è stata scelta la <text:span text:style-name="T19">inside-out</text:span>, che può essere intesa come un caso particolare della strategia <text:span text:style-name="T19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46">Innanzitutto si considera la relazione tra Utente e Contatto,</text:p>
      <text:p text:style-name="P46"/>
      <text:p text:style-name="P46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0">che ci dice che ciascun utente ha collaborato con uno o più contatti, e che ciascun contatto (cioè ogni utente nella lista contatti di un altro <text:span text:style-name="T36">utente</text:span>) può aver collaborato con uno o più utenti, <text:span text:style-name="T36">e quindi può essere nella lista contatti di uno o più utenti.</text:span></text:p>
      <text:p text:style-name="P50"/>
      <text:p text:style-name="P52">Successivamente si analizza la relazione tra l’utente e le sue connessioni</text:p>
      <text:p text:style-name="P52"><office:annotation><dc:creator>Autore sconosciuto</dc:creator><dc:date>2017-08-15T19:06:15</dc:date><text:p text:style-name="P152"><text:span text:style-name="T58">Immagine qui (utente e connessione)</text:span></text:p></office:annotation></text:p>
      <text:p text:style-name="P51">mediante due associazioni tra Utente e Connessione, le quali specificano il tipo di connessione <text:span text:style-name="T43">(secondo o terzo grado). Si noti che l’associazione Terzo Grado ha un attributo che denota il nodo utente appartenente alla connessione di secondo grado.</text:span></text:p>
      <text:p text:style-name="P51"/>
      <text:p text:style-name="P58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8"><office:annotation><dc:creator>Autore sconosciuto</dc:creator><dc:date>2017-08-15T23:11:08</dc:date><text:p text:style-name="P152"><text:span text:style-name="T58">Immagine: generalizzazione utente</text:span></text:p></office:annotation></text:p>
      <text:p text:style-name="P58"/>
      <text:p text:style-name="P59">In seguito si distinguono due associazioni con l’entità Offerta, dal momento che solo utenti premium possono pubblicare offerte di lavoro.</text:p>
      <text:p text:style-name="P59"><office:annotation><dc:creator>Autore sconosciuto</dc:creator><dc:date>2017-08-16T00:13:25</dc:date><text:p text:style-name="P152"><text:span text:style-name="T58">Immagine: associazione tra offerta e account</text:span></text:p></office:annotation></text:p>
      <text:p text:style-name="P60">Infine si schematizza la relazione tra Utente e Gruppi tramite una associazione tra le due entità.</text:p>
      <text:p text:style-name="P60"><office:annotation><dc:creator>Autore sconosciuto</dc:creator><dc:date>2017-08-16T00:13:46</dc:date><text:p text:style-name="P152"><text:span text:style-name="T58">Ultima immagine: utente e gruppo</text:span></text:p></office:annotation></text:p>
      <text:p text:style-name="P60"/>
      <text:p text:style-name="P61">Riassumendo tutto in un unico schema:</text:p>
      <text:p text:style-name="P61"><office:annotation><dc:creator>Autore sconosciuto</dc:creator><dc:date>2017-08-16T00:14:55</dc:date><text:p text:style-name="P152"><text:span text:style-name="T58">Schema e-r finale</text:span></text:p></office:annotation></text:p>
      <text:p text:style-name="P61"/>
      <text:p text:style-name="P148">PROGETTAZIONE LOGICA</text:p>
      <text:p text:style-name="P143"/>
      <text:p text:style-name="P117">La progettazione logica è quella fase che permette di tradurre lo schema concettuale della base di dati in uno schema logico, cioè uno schema che non astrae dall’implementazione della base di dati.</text:p>
      <text:p text:style-name="P118">Essa si divide in due fasi: <text:span text:style-name="T19">ristrutturazione</text:span> dello schema Entità-Relazione e <text:span text:style-name="T19">traduzione </text:span><text:span text:style-name="T44">dal modello concettuale a quello logico.</text:span></text:p>
      <text:p text:style-name="P119">I dati in ingresso di una progettazione logica sono lo schema E-R<office:annotation><dc:creator>Autore sconosciuto</dc:creator><dc:date>2017-08-17T11:38:51.589000000</dc:date><text:p text:style-name="P153"><text:span text:style-name="T59">Aggiungere “carico applicativo” agli input se si decide di fare Ottimizzazione</text:span></text:p></office:annotation> <text:span text:style-name="T45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125">Il modello logico che verrà utilizzato è il modello relazionale, descritto in seguito, con tutte le implicazioni che ne conseguono.</text:p>
      <text:p text:style-name="P119"/>
      <text:p text:style-name="P119"/>
      <text:p text:style-name="P144">Ristrutturazione</text:p>
      <text:p text:style-name="P144"/>
      <text:p text:style-name="P120">L<text:span text:style-name="T46">a ristrutturazione comprende i seguenti passi, da effettuare in sequenza:</text:span></text:p>
      <text:list xml:id="list8694184646106240362" text:style-name="L18">
        <text:list-item>
          <text:p text:style-name="P121">Analisi delle ridondanze;</text:p>
        </text:list-item>
        <text:list-item>
          <text:p text:style-name="P121">Eliminazione delle generalizzazioni;</text:p>
        </text:list-item>
        <text:list-item>
          <text:p text:style-name="P122">Eliminazione di attributi composti e <text:span text:style-name="T47">di</text:span> identificatori esterni;</text:p>
        </text:list-item>
        <text:list-item>
          <text:p text:style-name="P123">Scelta degli identificatori principali.<office:annotation><dc:creator>Autore sconosciuto</dc:creator><dc:date>2017-08-17T12:13:33.914000000</dc:date><text:p text:style-name="P153"><text:span text:style-name="T59">Aggiungere Ottimizzazione se si decide di usarla </text:span></text:p></office:annotation></text:p>
        </text:list-item>
      </text:list>
      <text:p text:style-name="P124"/>
      <text:p text:style-name="P146">Analisi delle ridondanze</text:p>
      <text:p text:style-name="P146"/>
      <text:p text:style-name="P132">Si ha una ridondanza in presenza di un dato che è derivabile da altri dati.</text:p>
      <text:p text:style-name="P146"/>
      <text:p text:style-name="P150">Eliminazione delle generalizzazioni</text:p>
      <text:p text:style-name="P146"/>
      <text:p text:style-name="P125">Necessaria poiché <text:span text:style-name="T48">i sistemi tradizionali per la gestione di basi di dati (incluso il modello relazionale) non permettono di rappresentare direttamente una generalizzazione.</text:span></text:p>
      <text:p text:style-name="P126">In questo caso, l’unico caso di generalizzazione presente è Utente, entità-genitore di Free e Premium:</text:p>
      <text:p text:style-name="P126"><office:annotation><dc:creator>Autore sconosciuto</dc:creator><dc:date>2017-08-17T18:25:45.332000000</dc:date><text:p text:style-name="P153"><text:span text:style-name="T59">Immagine generalizzazione</text:span></text:p></office:annotation></text:p>
      <text:p text:style-name="P126"/>
      <text:p text:style-name="P127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49">e</text:span> free <text:span text:style-name="T49">allo stesso tempo</text:span>).</text:p>
      <text:p text:style-name="P128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128"><office:annotation><dc:creator>Autore sconosciuto</dc:creator><dc:date>2017-08-17T18:51:03.624000000</dc:date><text:p text:style-name="P153"><text:span text:style-name="T59">Immagine generalizzazione dopo l’accorpamento</text:span></text:p></office:annotation></text:p>
      <text:p text:style-name="P128"/>
      <text:p text:style-name="P146"/>
      <text:p text:style-name="P146">Eliminazione di attributi composti e di identificatori esterni</text:p>
      <text:p text:style-name="P146"/>
      <text:p text:style-name="P129">Dal momento che nello schema E-R finale non ci sono attributi composti o identificatori esterni, questa fase di ristrutturazione non viene effettuata.</text:p>
      <text:p text:style-name="P146"/>
      <text:p text:style-name="P147">Scelta degli identificatori principali</text:p>
      <text:p text:style-name="P147"/>
      <text:p text:style-name="P130">Nella selezione degli identificatori si è tenuto conto dei seguenti criteri:</text:p>
      <text:list xml:id="list1556444539013034729" text:style-name="L19">
        <text:list-item>
          <text:p text:style-name="P131">attributi che possono avere valori nulli sono da scartare;</text:p>
        </text:list-item>
        <text:list-item>
          <text:p text:style-name="P131">si preferiscono identificatori composti da un solo attributo;</text:p>
        </text:list-item>
        <text:list-item>
          <text:p text:style-name="P131">si favoriscono identificatori interni rispetto a quelli esterni;</text:p>
        </text:list-item>
        <text:list-item>
          <text:p text:style-name="P131">è preferibile un identificatore usato da molte operazioni per accedere alle occorrenze dell’entità ad esso associata.</text:p>
        </text:list-item>
      </text:list>
      <text:p text:style-name="P130"/>
      <text:p text:style-name="P133">Per tutte le entità, <text:span text:style-name="T50">come evidenziato dallo schema finale, si utilizzeranno numeri interi auto-incrementanti come identificatori.</text:span></text:p>
      <text:p text:style-name="P151">Traduzione</text:p>
      <text:p text:style-name="P145"/>
      <text:p text:style-name="P134">Il modello relazionale si basa sul concetto di <text:span text:style-name="T19">relazione </text:span><text:span text:style-name="T51">e</text:span><text:span text:style-name="T20"> tabella. </text:span><text:span text:style-name="T51">Per quanto riguarda la prima, si tratta della relazione</text:span> matematica su n insiemi (<text:span text:style-name="T19">domini</text:span> della relazione), <text:span text:style-name="T51">la quale è un </text:span><text:span text:style-name="T20">sottoinsieme</text:span><text:span text:style-name="T51"> del prodotto cartesiano dei domini stessi; invece, il termine </text:span><text:span text:style-name="T21">tabella</text:span><text:span text:style-name="T54"> si riferisce al concetto intuitivo di tabella.</text:span></text:p>
      <text:p text:style-name="P134"/>
      <text:p text:style-name="P134"><text:span text:style-name="T51">Le cosiddette </text:span><text:span text:style-name="T20">tuple</text:span><text:span text:style-name="T51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2">ordinati</text:span><text:span text:style-name="T51">.</text:span></text:p>
      <text:p text:style-name="P135">Nel modello relazionale le intestazioni delle colonne delle tabelle si dicono <text:span text:style-name="T19">attributi</text:span>, e sono i nomi ad esse associati, pertanto diversi l’uno dall’altro.</text:p>
      <text:p text:style-name="P135"/>
      <text:p text:style-name="P140">Nel caso di valori sconosciuti, inesistenti o senza informazione, si estende il concetto di relazione prevedendo che il dominio di un valore di una tupla <text:span text:style-name="T57">possa assumere un </text:span><text:span text:style-name="T24">valore nullo</text:span><text:span text:style-name="T57">, cioè senza informazione.</text:span></text:p>
      <text:p text:style-name="P141">Devono essere posti delle moderazioni sui valori nulli per non rischiare di avere, ad esempio, tuple senza informazione.</text:p>
      <text:p text:style-name="P135"/>
      <text:p text:style-name="P136">Il concetto di <text:span text:style-name="T19">vincolo di integrità</text:span> <text:span text:style-name="T53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3">che associa un valore di vero o falso ad ogni istanza.</text:span></text:p>
      <text:p text:style-name="P137">Un <text:span text:style-name="T19">vincolo di integrità referenziale </text:span><text:span text:style-name="T55">si definisce fra gli attributi X di una relazione R1 ed una relazione R2 ed è “soddisfatto” se i valori di X sono anche valori della </text:span><text:span text:style-name="T22">chiave</text:span><text:span text:style-name="T55"> dell’istanza di R2.</text:span></text:p>
      <text:p text:style-name="P137"/>
      <text:p text:style-name="P138">Una <text:span text:style-name="T19">superchiave </text:span>è un insieme di uno o più attributi che identifica univocamente le tuple di una relazione. <text:span text:style-name="T56">Una superchiave K è </text:span><text:span text:style-name="T23">chiave </text:span><text:span text:style-name="T56">di una relazione se non esiste un’altra superchiave K’ contenuta in K come sottoinsieme proprio.</text:span></text:p>
      <text:p text:style-name="P139">L’esigenza di porre dei limiti al numero di chiavi che possono assumere valori nulli porta a definire, con il nome di <text:span text:style-name="T19">chiave primaria</text:span>, una chiave che non può avere valori nulli.</text:p>
      <text:p text:style-name="P139"/>
      <text:p text:style-name="P139"/>
      <text:p text:style-name="P142">Le definizioni riportate sopra saranno utili durante la traduzione nel modello relazion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7T20:34:25.541000000</dc:date>
    <meta:editing-duration>PT23H35M39S</meta:editing-duration>
    <meta:editing-cycles>159</meta:editing-cycles>
    <meta:generator>LibreOffice/5.2.2.2$Windows_x86 LibreOffice_project/8f96e87c890bf8fa77463cd4b640a2312823f3ad</meta:generator>
    <meta:document-statistic meta:table-count="1" meta:image-count="8" meta:object-count="0" meta:page-count="13" meta:paragraph-count="204" meta:word-count="2493" meta:character-count="16758" meta:non-whitespace-character-count="14518"/>
  </office:meta>
</office:document-meta>
</file>